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4.45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12.965cm"/>
    </style:style>
    <style:style style:name="co8" style:family="table-column">
      <style:table-column-properties fo:break-before="auto" style:column-width="5.48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5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d7d7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81d41a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8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Hyperlink_20_1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Composant</text:p>
          </table:table-cell>
          <table:table-cell table:style-name="ce7" office:value-type="string" calcext:value-type="string">
            <text:p>Fournisseur</text:p>
          </table:table-cell>
          <table:table-cell table:style-name="ce7" office:value-type="string" calcext:value-type="string">
            <text:p>Référence fournisseur</text:p>
          </table:table-cell>
          <table:table-cell table:style-name="ce7" office:value-type="string" calcext:value-type="string">
            <text:p>Fabricant</text:p>
          </table:table-cell>
          <table:table-cell table:style-name="ce7" office:value-type="string" calcext:value-type="string">
            <text:p>Référence fabricant</text:p>
          </table:table-cell>
          <table:table-cell table:style-name="ce7" office:value-type="string" calcext:value-type="string">
            <text:p>Quantité</text:p>
          </table:table-cell>
          <table:table-cell table:style-name="ce7" office:value-type="string" calcext:value-type="string">
            <text:p>Prix HT</text:p>
          </table:table-cell>
          <table:table-cell table:style-name="ce7" office:value-type="string" calcext:value-type="string">
            <text:p>Prix total</text:p>
          </table:table-cell>
          <table:table-cell table:style-name="ce7" office:value-type="string" calcext:value-type="string">
            <text:p>Lien produit</text:p>
          </table:table-cell>
          <table:table-cell table:style-name="ce7" office:value-type="string" calcext:value-type="string">
            <text:p>Consomation</text:p>
          </table:table-cell>
          <table:table-cell table:style-name="ce7"/>
          <table:table-cell table:number-columns-repeated="1013"/>
        </table:table-row>
        <table:table-row table:style-name="ro2">
          <table:table-cell table:style-name="ce2" office:value-type="string" calcext:value-type="string">
            <text:p>Matrice 8x8 bicolor</text:p>
          </table:table-cell>
          <table:table-cell table:style-name="ce7" office:value-type="string" calcext:value-type="string">
            <text:p>Adafruit</text:p>
          </table:table-cell>
          <table:table-cell table:style-name="ce10" office:value-type="float" office:value="458" calcext:value-type="float">
            <text:p>458</text:p>
          </table:table-cell>
          <table:table-cell table:style-name="ce7" office:value-type="string" calcext:value-type="string">
            <text:p>Adafruit</text:p>
          </table:table-cell>
          <table:table-cell table:style-name="ce10" office:value-type="float" office:value="458" calcext:value-type="float">
            <text:p>45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7.95" calcext:value-type="float">
            <text:p>7,95</text:p>
          </table:table-cell>
          <table:table-cell table:style-name="ce7" office:value-type="float" office:value="31.8" calcext:value-type="float">
            <text:p>31,8</text:p>
          </table:table-cell>
          <table:table-cell table:style-name="ce7" office:value-type="string" calcext:value-type="string">
            <text:p>https://www.adafruit.com/product/458</text:p>
          </table:table-cell>
          <table:table-cell table:style-name="ce7" office:value-type="string" calcext:value-type="string">
            <text:p>30ma (30*4)=120mAh</text:p>
          </table:table-cell>
          <table:table-cell table:style-name="ce7" office:value-type="string" calcext:value-type="string">
            <text:p>5V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river matrice</text:p>
          </table:table-cell>
          <table:table-cell table:style-name="ce7" office:value-type="string" calcext:value-type="string">
            <text:p>Adafruit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string" calcext:value-type="string">
            <text:p>Adafruit</text:p>
          </table:table-cell>
          <table:table-cell table:style-name="ce7" office:value-type="float" office:value="453" calcext:value-type="float">
            <text:p>45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.95" calcext:value-type="float">
            <text:p>12,95</text:p>
          </table:table-cell>
          <table:table-cell table:style-name="ce7" office:value-type="float" office:value="51.8" calcext:value-type="float">
            <text:p>51,8</text:p>
          </table:table-cell>
          <table:table-cell table:style-name="ce7" office:value-type="string" calcext:value-type="string">
            <text:p><text:a xlink:href="https://www.adafruit.com/product/453" xlink:type="simple">https://www.adafruit.com/product/453</text:a></text:p>
          </table:table-cell>
          <table:table-cell table:style-name="ce7" office:value-type="string" calcext:value-type="string">
            <text:p>330mAh</text:p>
          </table:table-cell>
          <table:table-cell table:style-name="ce7" office:value-type="string" calcext:value-type="string">
            <text:p>4→5.5V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STM32G431RBT6</text:p>
          </table:table-cell>
          <table:table-cell table:style-name="ce8" office:value-type="string" calcext:value-type="string">
            <text:p>Farnell</text:p>
          </table:table-cell>
          <table:table-cell table:style-name="ce8" office:value-type="float" office:value="3132409" calcext:value-type="float">
            <text:p>3132409</text:p>
          </table:table-cell>
          <table:table-cell table:style-name="ce8" office:value-type="string" calcext:value-type="string">
            <text:p>STMicroelectronics</text:p>
          </table:table-cell>
          <table:table-cell table:style-name="ce8" office:value-type="string" calcext:value-type="string">
            <text:p>STM32G431RBT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6.98" calcext:value-type="float">
            <text:p>6,98</text:p>
          </table:table-cell>
          <table:table-cell table:style-name="ce12" office:value-type="string" calcext:value-type="string">
            <text:p>https://fr.farnell.com/stmicroelectronics/stm32g431rbt6/mcu-</text:p>
            <text:p>32-bits-170mhz-lqfp-64/dp/3132409?ost=3132409</text:p>
          </table:table-cell>
          <table:table-cell table:style-name="ce8"/>
          <table:table-cell table:style-name="ce8" office:value-type="string" calcext:value-type="string">
            <text:p>1.71 → 3.6V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Bouton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734-7362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734-736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13.84" calcext:value-type="float">
            <text:p>13,84</text:p>
          </table:table-cell>
          <table:table-cell table:style-name="ce7" office:value-type="string" calcext:value-type="string">
            <text:p>https://fr.rs-online.com/web/p/interrupteurs-tactiles/7347362</text:p>
          </table:table-cell>
          <table:table-cell table:style-name="ce7" table:number-columns-repeated="2"/>
          <table:table-cell table:number-columns-repeated="1013"/>
        </table:table-row>
        <table:table-row table:style-name="ro2">
          <table:table-cell table:style-name="ce2" office:value-type="string" calcext:value-type="string">
            <text:p>Switch on/off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239-6550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PB6B2FM6M4CAL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5.504" calcext:value-type="float">
            <text:p>5,504</text:p>
          </table:table-cell>
          <table:table-cell table:style-name="ce7" office:value-type="string" calcext:value-type="string">
            <text:p>https://fr.rs-online.com/web/p/boutons-poussoirs/2396550?gb=s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Protection surcharge</text:p>
          </table:table-cell>
          <table:table-cell table:style-name="ce9" office:value-type="string" calcext:value-type="string">
            <text:p>UTSource</text:p>
          </table:table-cell>
          <table:table-cell table:style-name="ce7" office:value-type="string" calcext:value-type="string">
            <text:p>xb8089d</text:p>
          </table:table-cell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xb8089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99" calcext:value-type="float">
            <text:p>1,99</text:p>
          </table:table-cell>
          <table:table-cell table:style-name="ce7"/>
          <table:table-cell table:style-name="ce13" office:value-type="string" calcext:value-type="string">
            <text:p><text:a xlink:href="https://www.utsource.net/fr/itm/p/12178385.html" xlink:type="simple">https://www.utsource.net/fr/itm/p/12178385.html</text:a></text:p>
          </table:table-cell>
          <table:table-cell table:style-name="ce7" table:number-columns-repeated="2"/>
          <table:table-cell office:value-type="string" calcext:value-type="string">
            <text:p>à fair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BMS batterie</text:p>
          </table:table-cell>
          <table:table-cell table:style-name="ce9" office:value-type="string" calcext:value-type="string">
            <text:p>UTSource</text:p>
          </table:table-cell>
          <table:table-cell table:style-name="ce7" office:value-type="string" calcext:value-type="string">
            <text:p>tp4056 </text:p>
          </table:table-cell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tp4056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.63" calcext:value-type="float">
            <text:p>2,6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string" calcext:value-type="string">
            <text:p><text:a xlink:href="https://www.utsource.net/fr/itm/p/11247128.html?gad_source=1&amp;gclid=CjwKCAjw48-vBhBbEiwAzqrZVMsrzgUeLBleuRHROmLRwWuyHlK0WI8_6YnSAjB3Dc8e_eIfb0fnfRoCykEQAvD_BwE" xlink:type="simple">https://www.utsource.net/fr/itm/p/11247128.html?gad_source=1&amp;gclid=CjwKCAjw48-vBhBbEiwAzqrZVMsrzgUeLBleuRHROmLRwWuyHlK0WI8_6YnSAjB3Dc8e_eIfb0fnfRoCykEQAvD_BwE</text:a></text:p>
          </table:table-cell>
          <table:table-cell table:style-name="ce7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Batterie LIPO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125-1266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125-126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.33" calcext:value-type="float">
            <text:p>22,3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string" calcext:value-type="string">
            <text:p><text:a xlink:href="https://fr.rs-online.com/web/p/piles-rechargeables-taille-speciale/1251266?cm_mmc=FR-PLA-DS3A-_-google-_-CFS_FR_FR_RS+PRO_PO4700199950-_-Batteries+%26+Chargeurs-_-1251266&amp;matchtype=&amp;pla-2205821052666&amp;gad_source=1&amp;gclid=CjwKCAjw48-vBhBbEiwAzqrZVDxNwKp4vh5qUe_TiZ2G2fzhHoT6bQBxMi8K10ZcJv38kH3NzLuolhoCnccQAvD_BwE&amp;gclsrc=aw.ds" xlink:type="simple">https://fr.rs-online.com/web/p/piles-rechargeables-taille-speciale/1251266?cm_mmc=FR-PLA-DS3A-_-google-_-CFS_FR_FR_RS+PRO_PO4700199950-_-Batteries+%26+Chargeurs-_-1251266&amp;matchtype=&amp;pla-2205821052666&amp;gad_source=1&amp;gclid=CjwKCAjw48-vBhBbEiwAzqrZVDxNwKp4vh5qUe_TiZ2G2fzhHoT6bQBxMi8K10ZcJv38kH3NzLuolhoCnccQAvD_BwE&amp;gclsrc=aw.ds</text:a></text:p>
          </table:table-cell>
          <table:table-cell table:style-name="ce7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LED verte</text:p>
          </table:table-cell>
          <table:table-cell table:style-name="ce7" table:number-columns-repeated="6"/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5mA</text:p>
          </table:table-cell>
          <table:table-cell table:style-name="ce7"/>
          <table:table-cell table:number-columns-repeated="1013"/>
        </table:table-row>
        <table:table-row table:style-name="ro4">
          <table:table-cell table:style-name="ce3" office:value-type="string" calcext:value-type="string">
            <text:p>Lecteur carte SD</text:p>
          </table:table-cell>
          <table:table-cell table:style-name="ce7" office:value-type="string" calcext:value-type="string">
            <text:p>RS</text:p>
          </table:table-cell>
          <table:table-cell table:style-name="ce10" office:value-type="string" calcext:value-type="string">
            <text:p>720-6072</text:p>
          </table:table-cell>
          <table:table-cell table:style-name="ce7" office:value-type="string" calcext:value-type="string">
            <text:p>Molex</text:p>
          </table:table-cell>
          <table:table-cell table:style-name="ce10" office:value-type="string" calcext:value-type="string">
            <text:p>502774-089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.49" calcext:value-type="float">
            <text:p>3,49</text:p>
          </table:table-cell>
          <table:table-cell table:style-name="ce14" office:value-type="string" calcext:value-type="string">
            <text:p><text:a xlink:href="https://fr.rs-online.com/web/p/connecteurs-de-carte-memoire/7206072" xlink:type="simple">https://fr.rs-online.com/web/p/connecteurs-de-carte-memoire/7206072</text:a></text:p>
          </table:table-cell>
          <table:table-cell table:style-name="ce7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Prise jack</text:p>
          </table:table-cell>
          <table:table-cell table:style-name="ce7" office:value-type="string" calcext:value-type="string">
            <text:p>RS</text:p>
          </table:table-cell>
          <table:table-cell table:style-name="ce10" office:value-type="string" calcext:value-type="string">
            <text:p>913-1021</text:p>
          </table:table-cell>
          <table:table-cell table:style-name="ce7" office:value-type="string" calcext:value-type="string">
            <text:p>RS</text:p>
          </table:table-cell>
          <table:table-cell table:style-name="ce10" office:value-type="string" calcext:value-type="string">
            <text:p>913-102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1.41" calcext:value-type="float">
            <text:p>1,41</text:p>
          </table:table-cell>
          <table:table-cell table:style-name="ce7" office:value-type="string" calcext:value-type="string">
            <text:p>https://fr.rs-online.com/web/p/connecteurs-jacks/9131021?gb=s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style-name="ce5" office:value-type="string" calcext:value-type="string">
            <text:p>LDO</text:p>
          </table:table-cell>
          <table:table-cell table:style-name="ce7" office:value-type="string" calcext:value-type="string">
            <text:p>Mouser</text:p>
          </table:table-cell>
          <table:table-cell table:style-name="ce11" office:value-type="string" calcext:value-type="string">
            <text:p>595-TLV70133DBVRM3</text:p>
          </table:table-cell>
          <table:table-cell table:style-name="ce7" office:value-type="string" calcext:value-type="string">
            <text:p>TI</text:p>
          </table:table-cell>
          <table:table-cell table:style-name="ce11" office:value-type="string" calcext:value-type="string">
            <text:p>TLV70133DBVRM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" calcext:value-type="float">
            <text:p>0,7</text:p>
          </table:table-cell>
          <table:table-cell table:style-name="ce7"/>
          <table:table-cell table:style-name="ce13" office:value-type="string" calcext:value-type="string">
            <text:p><text:a xlink:href="https://www.mouser.fr/ProductDetail/Texas-Instruments/TLV70133DBVRM3?qs=3Rah4i%252BhyCHU3ffU4PTMcA%3D%3D" xlink:type="simple">https://www.mouser.fr/ProductDetail/Texas-Instruments/TLV70133DBVRM3?qs=3Rah4i%252BhyCHU3ffU4PTMcA%3D%3D</text:a></text:p>
          </table:table-cell>
          <table:table-cell table:style-name="ce7" table:number-columns-repeated="2"/>
          <table:table-cell office:value-type="string" calcext:value-type="string">
            <text:p>à telecharger 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GTL5000</text:p>
          </table:table-cell>
          <table:table-cell table:style-name="ce7" table:number-columns-repeated="9"/>
          <table:table-cell table:style-name="ce7" office:value-type="string" calcext:value-type="string">
            <text:p>1.62→3.6V</text:p>
          </table:table-cell>
          <table:table-cell office:value-type="string" calcext:value-type="string">
            <text:p>à demander à fiack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Micro USB</text:p>
          </table:table-cell>
          <table:table-cell table:style-name="ce7" office:value-type="string" calcext:value-type="string">
            <text:p>RS</text:p>
          </table:table-cell>
          <table:table-cell table:style-name="ce7" office:value-type="string" calcext:value-type="string">
            <text:p>191-7911</text:p>
          </table:table-cell>
          <table:table-cell table:style-name="ce7" office:value-type="string" calcext:value-type="string">
            <text:p>Te connectivity</text:p>
          </table:table-cell>
          <table:table-cell table:style-name="ce7" office:value-type="string" calcext:value-type="string">
            <text:p>1932788-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.7" calcext:value-type="float">
            <text:p>1,7</text:p>
          </table:table-cell>
          <table:table-cell table:style-name="ce7"/>
          <table:table-cell table:style-name="ce7" office:value-type="string" calcext:value-type="string">
            <text:p><text:a xlink:href="https://fr.rs-online.com/web/p/connecteurs-usb/1917911?cm_mmc=FR-PLA-DS3A-_-google-_-CFS_FR_FR_TE_PO4700202468-_-(FR:Whoop!)+Connecteurs-_-1917911&amp;matchtype=&amp;pla-313715992023&amp;gad_source=1&amp;gclid=CjwKCAjw48-vBhBbEiwAzqrZVM3z4WcsANhjqKyXS-SsiIU8UxRZErTV3sxJlxCjXUB1SG5NtgnNgRoCTdoQAvD_BwE&amp;gclsrc=aw.ds" xlink:type="simple">https://fr.rs-online.com/web/p/connecteurs-usb/1917911?cm_mmc=FR-PLA-DS3A-_-google-_-CFS_FR_FR_TE_PO4700202468-_-(FR:Whoop!)+Connecteurs-_-1917911&amp;matchtype=&amp;pla-313715992023&amp;gad_source=1&amp;gclid=CjwKCAjw48-vBhBbEiwAzqrZVM3z4WcsANhjqKyXS-SsiIU8UxRZErTV3sxJlxCjXUB1SG5NtgnNgRoCTdoQAvD_BwE&amp;gclsrc=aw.ds</text:a></text:p>
          </table:table-cell>
          <table:table-cell table:style-name="ce15" table:number-columns-repeated="2"/>
          <table:table-cell table:number-columns-repeated="1013"/>
        </table:table-row>
        <table:table-row table:style-name="ro2">
          <table:table-cell table:style-name="ce3" office:value-type="string" calcext:value-type="string">
            <text:p>Boost converteur</text:p>
          </table:table-cell>
          <table:table-cell table:style-name="ce7" office:value-type="string" calcext:value-type="string">
            <text:p>Mouser</text:p>
          </table:table-cell>
          <table:table-cell table:style-name="ce7" office:value-type="string" calcext:value-type="string">
            <text:p>595-TPS613222ADBVT</text:p>
          </table:table-cell>
          <table:table-cell table:style-name="ce7" office:value-type="string" calcext:value-type="string">
            <text:p>TI</text:p>
          </table:table-cell>
          <table:table-cell table:style-name="ce7" office:value-type="string" calcext:value-type="string">
            <text:p>TPS613222ADBV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95" calcext:value-type="float">
            <text:p>0,95</text:p>
          </table:table-cell>
          <table:table-cell table:style-name="ce7"/>
          <table:table-cell table:style-name="ce7" office:value-type="string" calcext:value-type="string">
            <text:p><text:a xlink:href="https://www.mouser.fr/ProductDetail/Texas-Instruments/TPS613222ADBVT?qs=W0yvOO0ixfHU210%2F89dxtQ%3D%3D&amp;mgh=1&amp;vip=1&amp;utm_id=18188302969&amp;gad_source=1&amp;gclid=CjwKCAjw48-vBhBbEiwAzqrZVCScSWrR8Ly5x6K5GTnMJ_Vp1rahKV7-ZH6cnryuXOq2g3yAfWMzChoCW-wQAvD_BwE" xlink:type="simple">https://www.mouser.fr/ProductDetail/Texas-Instruments/TPS613222ADBVT?qs=W0yvOO0ixfHU210%2F89dxtQ%3D%3D&amp;mgh=1&amp;vip=1&amp;utm_id=18188302969&amp;gad_source=1&amp;gclid=CjwKCAjw48-vBhBbEiwAzqrZVCScSWrR8Ly5x6K5GTnMJ_Vp1rahKV7-ZH6cnryuXOq2g3yAfWMzChoCW-wQAvD_BwE</text:a></text:p>
          </table:table-cell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yperlink_20_1" style:display-name="Hyperlink 1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15T14:02:27</meta:creation-date>
    <dc:date>2024-03-22T16:50:35.481745085</dc:date>
    <meta:generator>LibreOffice/6.4.7.2$Linux_X86_64 LibreOffice_project/40$Build-2</meta:generator>
    <meta:editing-duration>PT8M16S</meta:editing-duration>
    <meta:editing-cycles>11</meta:editing-cycles>
    <meta:document-statistic meta:table-count="1" meta:cell-count="136" meta:object-count="0"/>
    <meta:user-defined meta:name="AppVersion">16.0300</meta:user-defined>
  </office:meta>
</office:document-meta>
</file>